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61167296" text:id="ct61167296">
          <text:insertion>
            <office:change-info>
              <dc:creator>Gandzia Gandzia</dc:creator>
              <dc:date>2017-10-16T19:54:52</dc:date>
            </office:change-info>
          </text:insertion>
        </text:changed-region>
        <text:changed-region xml:id="ct61168256" text:id="ct61168256">
          <text:deletion>
            <office:change-info>
              <dc:creator>Gandzia Gandzia</dc:creator>
              <dc:date>2017-10-16T19:54:52</dc:date>
            </office:change-info>
            <text:p text:style-name="P1">obejrzeniu filmu</text:p>
          </text:deletion>
        </text:changed-region>
        <text:changed-region xml:id="ct61320512" text:id="ct61320512">
          <text:insertion>
            <office:change-info>
              <dc:creator>Gandzia Gandzia</dc:creator>
              <dc:date>2017-10-16T19:59:14</dc:date>
            </office:change-info>
          </text:insertion>
        </text:changed-region>
        <text:changed-region xml:id="ct61356816" text:id="ct61356816">
          <text:deletion>
            <office:change-info>
              <dc:creator>Gandzia Gandzia</dc:creator>
              <dc:date>2017-10-16T19:59:14</dc:date>
            </office:change-info>
            <text:p text:style-name="P1">a nie</text:p>
          </text:deletion>
        </text:changed-region>
        <text:changed-region xml:id="ct61346128" text:id="ct61346128">
          <text:deletion>
            <office:change-info>
              <dc:creator>Gandzia Gandzia</dc:creator>
              <dc:date>2017-10-16T20:06:47</dc:date>
            </office:change-info>
            <text:p text:style-name="P1">, któr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cenzja „My Little Pony: The Movie”</text:p>
      <text:p text:style-name="P1"/>
      <text:p text:style-name="P1">Gray Picture</text:p>
      <text:p text:style-name="P1"/>
      <text:p text:style-name="P1">Wreszcie „My Little Pony: The Movie” miał premierę. Po zwiastunie spodziewałam się, że okaże się on kompletną porażką. Jednak po <text:change-start text:change-id="ct61167296"/>seansie<text:change-end text:change-id="ct61167296"/><text:change text:change-id="ct61168256"/> muszę przyznać, że część moich obaw się spełniła, ale mimo to film okazał się znacznie lepszy niż przypuszczałam.</text:p>
      <text:p text:style-name="P1">Od razu zaznaczę, że starałam się nie umieszczać tu spoilerów. Nie ma ich wiele poza tym, co zostało już pokazane w zwiastunie.</text:p>
      <text:p text:style-name="P1"/>
      <text:p text:style-name="P1">Kilka słów o fabule, humorze i piosenkach</text:p>
      <text:p text:style-name="P1"/>
      <text:p text:style-name="P1">Fabułę, albo chociaż jej zarys, zna już chyba każdy. Krainę uroczych kolorowych koników najechała armia Storm Kinga dowodzona przez mroczną sierotę z lasu Everfree… znaczy się Tempest Shadow. W związku z tym Twilight i reszta musiały wyruszyć na wielką, epicką przygodę i po raz kolejny uratować Equestrię. Czy im się udało? Czy zło zostało pokonane? Czy magiczna moc przyjaźni znów zwyciężyła? Myślę, że każdy może sobie sam odpowiedzieć na te pytania, nawet jeżeli nie widział jeszcze filmu, ale czego innego można się spodziewać po „My Little Pony”?</text:p>
      <text:p text:style-name="P1"/>
      <text:p text:style-name="P1">Jak napisałam we wstępie, spodziewałam się, że „MLP: The Movie” będzie katastrofą. Na szczęście tak się nie stało. Film był dobry, ale nic ponadto. Jest to przede wszystkim wina chaotyczności tego filmu. Twórcy chcieli umieścić za dużo wydarzeń w zdecydowanie za krótkim czasie, przez co niewiele było momentów, w których napięcie i tempo akcji opadały. Przez to oglądanie było momentami męczące. Ile można patrzeć, jak te pastelowe osiołki (dosłownie) galopują po ekranie? Można to oczywiście tłumaczyć tym, że jest to film przeznaczony dla małych dzieci, które jeszcze mogą mieć problem ze skupieniem się na jednej rzeczy przez dłuższy czas. Nie znam się na dzieciach, więc nie wiem, ile w tym prawdy.</text:p>
      <text:p text:style-name="P1"/>
      <text:p text:style-name="P1">Ale jak już trochę pomarudziłam, to mogę przejść do bardziej pozytywnych aspektów tego filmu. Mimo tej całej chaotyczności, film bardzo wciąga. Co prawda zwiastun zdradził o wiele za dużo, ale jednak znalazło się kilka momentów, w których akcja trzymała w niepewności, a fabuła była zaskakująca. Na pochwałę zasługuje też humor tej animacji. Kucyki co jakiś czas opowiadały dowcipy, było też kilka zabawnych żartów sytuacyjnych. Może na głos roześmiałam się tylko ze dwa razy, ale jednak przez większość filmu bawiłam się bardzo dobrze. Najmniej podobały mi się żarty w wykonaniu Grubbera (to ten dziwny pomagier Tempest Shadow). Większość z nich była naprawdę słaba.</text:p>
      <text:p text:style-name="P1"/>
      <text:p text:style-name="P1">Jak się można było spodziewać, pojawiło się też kilka piosenek. Większość z nich była naprawdę fajna (i to zarówno w anielskiej, jak i polskiej wersji językowej!) oraz wpasowywały się w nastrój danej części filmu. Najlepiej wypadła piosenka Tempest (którą w czasie pisania tego przydługiego zdania wysłuchałam już chyba milion razy), najgorzej natomiast ta śpiewana przez Się. Zdecydowanie nie była ona zła, ale jednak pozostałe wypadły po prostu lepiej.</text:p>
      <text:p text:style-name="P1">Strona graficzna</text:p>
      <text:p text:style-name="P1"/>
      <text:p text:style-name="P1">Zdecydowani<text:change-start text:change-id="ct61320512"/><office:annotation office:name="__Annotation__17_1092640817"><dc:creator>Gandzia Gandzia</dc:creator><dc:date>2017-10-16T19:59:14</dc:date><text:p><text:span text:style-name="T2">Tak tylko strzelam, że o to chodziło.</text:span></text:p></office:annotation>e na<text:change-end text:change-id="ct61320512"/><office:annotation-end office:name="__Annotation__17_1092640817"/><text:change text:change-id="ct61356816"/> plus jest również oprawa wizualna. Większość scen jest naprawdę ładna i pełna szczegółów, <text:s/>zwłaszcza te, które dzieją się w miastach. Najbardziej podobały mi się sceny z samego początku filmu, gdzie w tłumie kucyków przybyłych do Canterlot można było dostrzec bardzo dużo postaci epizodycznych i drugoplanowych, które wystąpiły wcześniej w serialu. Poza tym w zależności od nastroju danej części filmu zmieniała się kolorystyka tła, od tej zwykłej, charakterystycznej dla „My Little Pony” pastelowości w radosnych momentach, do rozmaitych odcieni szarości w najsmutniejszych scenach.</text:p>
      <text:p text:style-name="P1"/>
      <text:p text:style-name="P1">Jedyne, do czego muszę się przyczepić, to sporadycznie pojawiające modele 3D. Były one zdecydowanie zbyt ubogie oraz bardzo odcinały się od otoczenia. Ten film zdecydowanie ich nie potrzebował, zwłaszcza że wyglądały na wciśnięte na siłę.</text:p>
      <text:p text:style-name="P1"/>
      <text:p text:style-name="P1">Same kucyki nie wyglądały ani lepiej, ani gorzej niż w serialu, a zwyczajnie inaczej. Zdecydowanie bardziej uroczo, o ile jest to w ogóle możliwe. Jedyne, co mi się nie podobało, to sposób, w jaki koniki wyginały przednie nogi – wyprostowane wydawały się znacznie krótsze, niż gdy osiołki trzymały w nich rzeczy lub nimi gestykulowały. Wyglądały wtedy, jakby miały je zrobione z gumy.</text:p>
      <text:p text:style-name="P1"/>
      <text:p text:style-name="P1">Nowe i stare postacie</text:p>
      <text:p text:style-name="P1"><text:soft-page-break/></text:p>
      <text:p text:style-name="P1">Zdecydowanym problemem „My Little Pony: The Movie” było to, że charakterystyczne cechy poszczególnych klaczy z Mane6 był bardzo przesadzone w stosunku do tego, co jest pokazywane w serialu. Dostaliśmy więc Fluttershy, która przez cały film tylko się chowa i kuli ze strachu (a poza tym powiedziała tylko ze dwa pełne zdania), Rainbow Dash, która zachowuje się absurdalnie, wręcz brawurowo, Pinkie Pie, które wariuje bardziej niż zwykle. Jedynie Twilight, Applejack i Rarity zachowują się mniej więcej tak, jak w serialu.</text:p>
      <text:p text:style-name="P1"/>
      <text:p text:style-name="P1">Z pozostałych nowych postaci najbardziej irytowała mnie księżniczka Skystar, która była prawie jak druga Pinkie, ale z płetwami, oraz wspomniany wyżej Grubber. Pozostali nowi bohaterowie, czyli kapitan Celaeno, reszta papug-piratów i Capper podobały mi się zdecydowanie bardziej. Bardzo nie podobało mi się to, że tyle postaci, które zostały spotkane przez Mane6, było anthro. Według mnie nie pasuje to do MLP. Mogę ostatecznie zrozumieć, że papugi chodzą na dwóch nogach, bo to w końcu ptaki. Ale jednak Capper to kot, a Storm King i jego pomocnicy przypominają małpy, więc myślę, że spokojnie mogli oni chodzić na czterech nogach.</text:p>
      <text:p text:style-name="P1"/>
      <text:p text:style-name="P1">Absolutnie najlepszą rzeczą, jaka przytrafiła się temu filmowi, była Tempest Shadow. Ta postać była zrobiona genialnie pod każdym względem. Jej zachowanie idealnie pasuje do charakteru. Twórcy zadbali chociażby o takie szczegóły, jak mimika pyszczka. Na przykład gdy jest pewna siebie, a wszystko idzie po jej myśli, ma lekko przymrużone oczy, patrzy na inne kuce z zupełną obojętnością, a może nawet pogardą. Ten efekt dodatkowo był pogłębiany przez genialny dubbing (zarówno angielski, jak i polski). Na pochwałę zasługuje też to, że sama jej motywacja do bycia „po ciemnej stronie mocy”<text:change text:change-id="ct61346128"/> jak dla mnie jest bardzo przekonująca. A przynajmniej bardziej przekonująca niż motywacja Storm Kinga.</text:p>
      <text:p text:style-name="P1"/>
      <text:p text:style-name="P1">Podsumowując, „My Little Pony: The Movie” to film, który jest po prostu dobry, ale nie wybitny. Według mnie warto go obejrzeć, chociażby żeby poznać Tempest Shadow.</text:p>
      <text:p text:style-name="P1"/>
      <text:p text:style-name="P1">Grafiki:</text:p>
      <text:p text:style-name="P1"><text:a xlink:type="simple" xlink:href="https://vignette3.wikia.nocookie.net/mlp/images/e/e2/MLP_The_Movie_entire_cast_desktop_wallpaper.jpg/revision/latest/scale-to-width-down/2000?cb=20170715022920" text:style-name="Internet_20_link" text:visited-style-name="Visited_20_Internet_20_Link"><text:span text:style-name="T1">https://vignette3.wikia.nocookie.net/mlp/images/e/e2/MLP_The_Movie_entire_cast_desktop_wallpaper.jpg/revision/latest/scale-to-width-down/2000?cb=20170715022920</text:span></text:a> &lt;banner</text:p>
      <text:p text:style-name="P1"><text:a xlink:type="simple" xlink:href="http://mlp.wikia.com/wiki/File:MLP_The_Movie_entire_cast_desktop_wallpaper.jpg" text:style-name="Internet_20_link" text:visited-style-name="Visited_20_Internet_20_Link"><text:span text:style-name="T1">http://mlp.wikia.com/wiki/File:MLP_The_Movie_entire_cast_desktop_wallpaper.jpg</text:span></text:a> &lt;źródło</text:p>
      <text:p text:style-name="P1"><text:a xlink:type="simple" xlink:href="https://vignette.wikia.nocookie.net/mlp/images/d/d1/MLP_The_Movie_Tempest_Shadow_%226weeks%22_poster.jpg/revision/latest/scale-to-width-down/819?cb=20170826145317" text:style-name="Internet_20_link" text:visited-style-name="Visited_20_Internet_20_Link"><text:span text:style-name="T1">https://vignette.wikia.nocookie.net/mlp/images/d/d1/MLP_The_Movie_Tempest_Shadow_%226weeks%22_poster.jpg/revision/latest/scale-to-width-down/819?cb=20170826145317</text:span></text:a></text:p>
      <text:p text:style-name="P1"><text:a xlink:type="simple" xlink:href="http://mlp.wikia.com/wiki/File:MLP_The_Movie_Tempest_Shadow_%226weeks%22_poster.jpg" text:style-name="Internet_20_link" text:visited-style-name="Visited_20_Internet_20_Link"><text:span text:style-name="T1">http://mlp.wikia.com/wiki/File:MLP_The_Movie_Tempest_Shadow_%226weeks%22_poster.jpg</text:span></text:a> &lt;źródło</text:p>
      <text:p text:style-name="P1"><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943" meta:character-count="6623" meta:non-whitespace-character-count="5700"/>
    <meta:generator>LibreOfficeDev/5.1.0.3$Linux_X86_64 LibreOffice_project/</meta:generator>
  </office:meta>
</office:document-meta>
</file>